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0681in" fo:margin-left="-0.0472in" table:align="left" style:writing-mode="lr-tb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6.9035in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1681in" fo:keep-together="auto"/>
    </style:style>
    <style:style style:name="Table1.3" style:family="table-row">
      <style:table-row-properties style:min-row-height="0.6514in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456885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9717in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paragraph-rsid="0048f73d" style:font-size-asian="8pt" style:font-size-complex="8pt"/>
    </style:style>
    <style:style style:name="P5" style:family="paragraph" style:parent-style-name="Standard"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fo:font-size="8pt" fo:font-weight="bold" officeooo:rsid="00364182" officeooo:paragraph-rsid="00364182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417b62" officeooo:paragraph-rsid="00417b62" style:font-size-asian="8pt" style:font-weight-asian="bold" style:font-size-complex="8pt"/>
    </style:style>
    <style:style style:name="P9" style:family="paragraph" style:parent-style-name="Standard">
      <style:text-properties fo:font-size="8pt" fo:font-weight="bold" officeooo:paragraph-rsid="0041986f" style:font-size-asian="8pt" style:font-weight-asian="bold" style:font-size-complex="8pt"/>
    </style:style>
    <style:style style:name="P10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style style:name="P12" style:family="paragraph" style:parent-style-name="Standard">
      <style:text-properties fo:font-size="8pt" officeooo:rsid="0048cbc8" officeooo:paragraph-rsid="0048cbc8" style:font-size-asian="8pt" style:font-size-complex="8pt"/>
    </style:style>
    <style:style style:name="P13" style:family="paragraph" style:parent-style-name="Standard">
      <style:text-properties fo:font-size="8pt" fo:font-style="italic" officeooo:rsid="0048cbc8" officeooo:paragraph-rsid="0048cbc8" style:font-size-asian="8pt" style:font-style-asian="italic" style:font-size-complex="8pt" style:font-style-complex="italic"/>
    </style:style>
    <style:style style:name="P14" style:family="paragraph" style:parent-style-name="Standard">
      <style:text-properties fo:font-size="8pt" fo:font-weight="bold" officeooo:rsid="004259c2" officeooo:paragraph-rsid="004259c2" style:font-size-asian="8pt" style:font-weight-asian="bold" style:font-size-complex="8pt"/>
    </style:style>
    <style:style style:name="P15" style:family="paragraph" style:parent-style-name="Standard">
      <style:text-properties fo:font-size="8pt" fo:font-weight="bold" officeooo:rsid="0041986f" officeooo:paragraph-rsid="0041986f" style:font-size-asian="8pt" style:font-weight-asian="bold" style:font-size-complex="8pt"/>
    </style:style>
    <style:style style:name="P16" style:family="paragraph" style:parent-style-name="Standard">
      <style:text-properties fo:font-size="8pt" fo:font-weight="bold" officeooo:rsid="0042aa39" officeooo:paragraph-rsid="0042aa39" style:font-size-asian="8pt" style:font-weight-asian="bold" style:font-size-complex="8pt"/>
    </style:style>
    <style:style style:name="P17" style:family="paragraph" style:parent-style-name="Standard" style:master-page-name="Standard">
      <style:paragraph-properties fo:margin-left="0in" fo:margin-right="-0.1228in" fo:text-indent="0in" style:auto-text-indent="false" style:page-number="auto"/>
      <style:text-properties fo:font-size="8pt" style:font-size-asian="8pt" style:font-size-complex="8pt"/>
    </style:style>
    <style:style style:name="P18" style:family="paragraph" style:parent-style-name="Standard">
      <style:paragraph-properties fo:margin-left="-0.0366in" fo:margin-right="0.0008in" fo:text-indent="0in" style:auto-text-indent="false"/>
      <style:text-properties fo:font-size="8pt" style:font-size-asian="8pt" style:font-size-complex="8pt"/>
    </style:style>
    <style:style style:name="P19" style:family="paragraph" style:parent-style-name="List_20_Paragraph" style:list-style-name="WWNum1">
      <style:text-properties fo:font-size="8pt" officeooo:paragraph-rsid="005cd9fe" style:font-size-asian="8pt" style:font-size-complex="8pt"/>
    </style:style>
    <style:style style:name="P20" style:family="paragraph" style:parent-style-name="List_20_Paragraph" style:list-style-name="WWNum1">
      <style:text-properties fo:font-size="8pt" officeooo:paragraph-rsid="0041986f" style:font-size-asian="8pt" style:font-size-complex="8pt"/>
    </style:style>
    <style:style style:name="P21" style:family="paragraph" style:parent-style-name="List_20_Paragraph" style:list-style-name="WWNum1">
      <style:text-properties fo:font-size="8pt" officeooo:paragraph-rsid="004ea792" style:font-size-asian="8pt" style:font-size-complex="8pt"/>
    </style:style>
    <style:style style:name="P22" style:family="paragraph" style:parent-style-name="List_20_Paragraph" style:list-style-name="WWNum1">
      <style:text-properties fo:font-size="8pt" officeooo:rsid="00295ef6" officeooo:paragraph-rsid="0041986f" style:font-size-asian="8pt" style:font-size-complex="8pt"/>
    </style:style>
    <style:style style:name="P23" style:family="paragraph" style:parent-style-name="List_20_Paragraph" style:list-style-name="WWNum3">
      <style:text-properties fo:font-size="8pt" officeooo:rsid="00295ef6" officeooo:paragraph-rsid="0041986f" style:font-size-asian="8pt" style:font-size-complex="8pt"/>
    </style:style>
    <style:style style:name="P24" style:family="paragraph" style:parent-style-name="List_20_Paragraph" style:list-style-name="WWNum3">
      <style:text-properties fo:font-size="8pt" officeooo:rsid="00386625" officeooo:paragraph-rsid="00386625" style:font-size-asian="8pt" style:font-size-complex="8pt"/>
    </style:style>
    <style:style style:name="P25" style:family="paragraph" style:parent-style-name="List_20_Paragraph" style:list-style-name="WWNum3">
      <style:text-properties fo:font-size="8pt" officeooo:rsid="00386625" officeooo:paragraph-rsid="003e069c" style:font-size-asian="8pt" style:font-size-complex="8pt"/>
    </style:style>
    <style:style style:name="P26" style:family="paragraph" style:parent-style-name="List_20_Paragraph" style:list-style-name="WWNum3">
      <style:text-properties fo:font-size="8pt" officeooo:rsid="00386625" officeooo:paragraph-rsid="003fe1c9" style:font-size-asian="8pt" style:font-size-complex="8pt"/>
    </style:style>
    <style:style style:name="P27" style:family="paragraph" style:parent-style-name="List_20_Paragraph" style:list-style-name="WWNum3">
      <style:text-properties fo:font-size="8pt" officeooo:rsid="00385651" officeooo:paragraph-rsid="00386625" style:font-size-asian="8pt" style:font-size-complex="8pt"/>
    </style:style>
    <style:style style:name="P28" style:family="paragraph" style:parent-style-name="List_20_Paragraph" style:list-style-name="WWNum3">
      <style:text-properties fo:font-size="8pt" officeooo:rsid="00385651" officeooo:paragraph-rsid="00385651" style:font-size-asian="8pt" style:font-size-complex="8pt"/>
    </style:style>
    <style:style style:name="P29" style:family="paragraph" style:parent-style-name="List_20_Paragraph" style:list-style-name="WWNum3">
      <style:text-properties fo:font-size="8pt" officeooo:rsid="003f84b6" officeooo:paragraph-rsid="003f84b6" style:font-size-asian="8pt" style:font-size-complex="8pt"/>
    </style:style>
    <style:style style:name="P30" style:family="paragraph" style:parent-style-name="List_20_Paragraph" style:list-style-name="WWNum3">
      <style:text-properties fo:font-size="8pt" officeooo:rsid="003f84b6" officeooo:paragraph-rsid="0059a2b0" style:font-size-asian="8pt" style:font-size-complex="8pt"/>
    </style:style>
    <style:style style:name="P31" style:family="paragraph" style:parent-style-name="List_20_Paragraph" style:list-style-name="WWNum3">
      <style:text-properties fo:font-size="8pt" officeooo:rsid="00592dc1" officeooo:paragraph-rsid="00592dc1" style:font-size-asian="8pt" style:font-size-complex="8pt"/>
    </style:style>
    <style:style style:name="P32" style:family="paragraph" style:parent-style-name="List_20_Paragraph" style:list-style-name="WWNum3">
      <style:text-properties fo:font-size="8pt" officeooo:rsid="003fe1c9" officeooo:paragraph-rsid="003fe1c9" style:font-size-asian="8pt" style:font-size-complex="8pt"/>
    </style:style>
    <style:style style:name="P33" style:family="paragraph" style:parent-style-name="List_20_Paragraph" style:list-style-name="WWNum3">
      <style:text-properties fo:font-size="8pt" officeooo:paragraph-rsid="0041986f" style:font-size-asian="8pt" style:font-size-complex="8pt"/>
    </style:style>
    <style:style style:name="P34" style:family="paragraph" style:parent-style-name="List_20_Paragraph" style:list-style-name="WWNum3">
      <style:text-properties fo:font-size="8pt" officeooo:paragraph-rsid="0053f2ae" style:font-size-asian="8pt" style:font-size-complex="8pt"/>
    </style:style>
    <style:style style:name="P35" style:family="paragraph" style:parent-style-name="List_20_Paragraph" style:list-style-name="WWNum3">
      <style:text-properties fo:font-size="8pt" officeooo:rsid="00419805" officeooo:paragraph-rsid="0041986f" style:font-size-asian="8pt" style:font-size-complex="8pt"/>
    </style:style>
    <style:style style:name="P36" style:family="paragraph" style:parent-style-name="List_20_Paragraph" style:list-style-name="WWNum6">
      <style:text-properties fo:font-size="8pt" style:font-size-asian="8pt" style:font-size-complex="8pt"/>
    </style:style>
    <style:style style:name="P37" style:family="paragraph" style:parent-style-name="List_20_Paragraph" style:list-style-name="WWNum6">
      <style:text-properties fo:font-size="8pt" officeooo:paragraph-rsid="00101585" style:font-size-asian="8pt" style:font-size-complex="8pt"/>
    </style:style>
    <style:style style:name="P38" style:family="paragraph" style:parent-style-name="List_20_Paragraph" style:list-style-name="WWNum3">
      <style:text-properties fo:font-size="8pt" fo:font-style="normal" officeooo:paragraph-rsid="0041986f" style:font-size-asian="8pt" style:font-style-asian="normal" style:font-size-complex="8pt" style:font-style-complex="normal"/>
    </style:style>
    <style:style style:name="P39" style:family="paragraph" style:parent-style-name="List_20_Paragraph" style:list-style-name="WWNum3">
      <style:text-properties fo:font-size="8pt" fo:font-style="normal" officeooo:rsid="001fdd5a" officeooo:paragraph-rsid="0041986f" style:font-size-asian="8pt" style:font-style-asian="normal" style:font-size-complex="8pt" style:font-style-complex="normal"/>
    </style:style>
    <style:style style:name="P40" style:family="paragraph" style:parent-style-name="List_20_Paragraph" style:list-style-name="WWNum6">
      <style:text-properties fo:font-size="8pt" fo:font-style="normal" officeooo:rsid="002666ba" officeooo:paragraph-rsid="002666ba" style:font-size-asian="8pt" style:font-style-asian="normal" style:font-size-complex="8pt" style:font-style-complex="normal"/>
    </style:style>
    <style:style style:name="P41" style:family="paragraph" style:parent-style-name="List_20_Paragraph" style:list-style-name="WWNum6">
      <style:text-properties fo:font-size="8pt" fo:font-style="normal" officeooo:rsid="00361464" officeooo:paragraph-rsid="00361464" style:font-size-asian="8pt" style:font-style-asian="normal" style:font-size-complex="8pt" style:font-style-complex="normal"/>
    </style:style>
    <style:style style:name="P42" style:family="paragraph" style:parent-style-name="List_20_Paragraph" style:list-style-name="WWNum6">
      <style:text-properties fo:font-size="8pt" fo:font-style="italic" officeooo:paragraph-rsid="0022e1f5" style:font-size-asian="8pt" style:font-style-asian="italic" style:font-size-complex="8pt" style:font-style-complex="italic"/>
    </style:style>
    <style:style style:name="P43" style:family="paragraph" style:parent-style-name="List_20_Paragraph" style:list-style-name="WWNum6">
      <style:text-properties fo:font-size="8pt" fo:font-style="italic" officeooo:paragraph-rsid="0017ab18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7ab18" style:font-style-asian="normal" style:font-style-complex="normal"/>
    </style:style>
    <style:style style:name="T7" style:family="text">
      <style:text-properties fo:font-style="normal" officeooo:rsid="0022e1f5" style:font-style-asian="normal" style:font-style-complex="normal"/>
    </style:style>
    <style:style style:name="T8" style:family="text">
      <style:text-properties officeooo:rsid="0015de4b"/>
    </style:style>
    <style:style style:name="T9" style:family="text">
      <style:text-properties officeooo:rsid="0017ab18"/>
    </style:style>
    <style:style style:name="T10" style:family="text">
      <style:text-properties officeooo:rsid="001cff3e"/>
    </style:style>
    <style:style style:name="T11" style:family="text">
      <style:text-properties officeooo:rsid="001ea1f0"/>
    </style:style>
    <style:style style:name="T12" style:family="text">
      <style:text-properties officeooo:rsid="002157fd"/>
    </style:style>
    <style:style style:name="T13" style:family="text">
      <style:text-properties officeooo:rsid="0022e1f5"/>
    </style:style>
    <style:style style:name="T14" style:family="text">
      <style:text-properties officeooo:rsid="00295ef6"/>
    </style:style>
    <style:style style:name="T15" style:family="text">
      <style:text-properties officeooo:rsid="002aacdd"/>
    </style:style>
    <style:style style:name="T16" style:family="text">
      <style:text-properties officeooo:rsid="002ce447"/>
    </style:style>
    <style:style style:name="T17" style:family="text">
      <style:text-properties officeooo:rsid="002e9cdd"/>
    </style:style>
    <style:style style:name="T18" style:family="text">
      <style:text-properties officeooo:rsid="002fe1c8"/>
    </style:style>
    <style:style style:name="T19" style:family="text">
      <style:text-properties officeooo:rsid="0030d248"/>
    </style:style>
    <style:style style:name="T20" style:family="text">
      <style:text-properties officeooo:rsid="00344628"/>
    </style:style>
    <style:style style:name="T21" style:family="text">
      <style:text-properties officeooo:rsid="0034ab34"/>
    </style:style>
    <style:style style:name="T22" style:family="text">
      <style:text-properties officeooo:rsid="0034be68"/>
    </style:style>
    <style:style style:name="T23" style:family="text">
      <style:text-properties officeooo:rsid="00353399"/>
    </style:style>
    <style:style style:name="T24" style:family="text">
      <style:text-properties officeooo:rsid="00386625"/>
    </style:style>
    <style:style style:name="T25" style:family="text">
      <style:text-properties officeooo:rsid="003a3def"/>
    </style:style>
    <style:style style:name="T26" style:family="text">
      <style:text-properties officeooo:rsid="003b6bfd"/>
    </style:style>
    <style:style style:name="T27" style:family="text">
      <style:text-properties officeooo:rsid="003e069c"/>
    </style:style>
    <style:style style:name="T28" style:family="text">
      <style:text-properties officeooo:rsid="003f84b6"/>
    </style:style>
    <style:style style:name="T29" style:family="text">
      <style:text-properties officeooo:rsid="003fe1c9"/>
    </style:style>
    <style:style style:name="T30" style:family="text">
      <style:text-properties officeooo:rsid="00417b62"/>
    </style:style>
    <style:style style:name="T31" style:family="text">
      <style:text-properties officeooo:rsid="00419805"/>
    </style:style>
    <style:style style:name="T32" style:family="text">
      <style:text-properties officeooo:rsid="0041986f"/>
    </style:style>
    <style:style style:name="T33" style:family="text">
      <style:text-properties officeooo:rsid="004259c2"/>
    </style:style>
    <style:style style:name="T34" style:family="text">
      <style:text-properties officeooo:rsid="00439030"/>
    </style:style>
    <style:style style:name="T35" style:family="text">
      <style:text-properties officeooo:rsid="00473e66"/>
    </style:style>
    <style:style style:name="T36" style:family="text">
      <style:text-properties officeooo:rsid="0048cbc8"/>
    </style:style>
    <style:style style:name="T37" style:family="text">
      <style:text-properties fo:font-weight="normal" officeooo:rsid="0048f73d" style:font-weight-asian="normal" style:font-weight-complex="normal"/>
    </style:style>
    <style:style style:name="T38" style:family="text">
      <style:text-properties officeooo:rsid="004b3041"/>
    </style:style>
    <style:style style:name="T39" style:family="text">
      <style:text-properties officeooo:rsid="004d5faf"/>
    </style:style>
    <style:style style:name="T40" style:family="text">
      <style:text-properties officeooo:rsid="004d9ee5"/>
    </style:style>
    <style:style style:name="T41" style:family="text">
      <style:text-properties officeooo:rsid="0053f2ae"/>
    </style:style>
    <style:style style:name="T42" style:family="text">
      <style:text-properties officeooo:rsid="00542949"/>
    </style:style>
    <style:style style:name="T43" style:family="text">
      <style:text-properties officeooo:rsid="0059a2b0"/>
    </style:style>
    <style:style style:name="T44" style:family="text">
      <style:text-properties officeooo:rsid="005b1a26"/>
    </style:style>
    <style:style style:name="T45" style:family="text">
      <style:text-properties officeooo:rsid="005b992d"/>
    </style:style>
    <style:style style:name="T46" style:family="text">
      <style:text-properties officeooo:rsid="005cd9fe"/>
    </style:style>
    <style:style style:name="T47" style:family="text">
      <style:text-properties officeooo:rsid="00608073"/>
    </style:style>
    <style:style style:name="T48" style:family="text">
      <style:text-properties officeooo:rsid="00617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ome Address: 1672 Greenway Blvd., Valley Stream, NY 11580</text:p>
      <text:p text:style-name="P1">School Address: 3818 Chestnut St., Philadelphia, PA 19104, <text:span text:style-name="T15">Apt</text:span> <text:span text:style-name="T15">A</text:span>102</text:p>
      <text:p text:style-name="P1">(516) 476-2577, <text:span text:style-name="T35">spencer.austin.lee</text:span>@<text:span text:style-name="T35">gmail.com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Education</text:p>
          </table:table-cell>
          <table:table-cell table:style-name="Table1.B1" office:value-type="string">
            <text:p text:style-name="P4"><text:span text:style-name="T1">University of Pennsylvania, School of Engineering and Applied Science, </text:span><text:span text:style-name="T37">Philadelphia, PA</text:span></text:p>
            <text:p text:style-name="P4">Dual Degree Candidate</text:p>
            <text:p text:style-name="P12">Master of Science in Engineering, May 2015</text:p>
            <text:p text:style-name="P1">Bachelor of Science in Engineering, May 201<text:span text:style-name="T36">5</text:span></text:p>
            <text:p text:style-name="P10"><text:span text:style-name="T36">Undergraduate </text:span>Major: Computer Engineering</text:p>
            <text:p text:style-name="P13">Graduate Major: Embedded Systems</text:p>
            <text:p text:style-name="P1"/>
            <text:p text:style-name="P6">Cumulative GPA: 3.8<text:span text:style-name="T8">8</text:span>/4.0</text:p>
            <text:p text:style-name="P8"/>
            <text:p text:style-name="P2"><text:span text:style-name="T1">Honors</text:span>: Dean’s List (2010-201<text:span text:style-name="T20">3</text:span>), <text:span text:style-name="T4">Tau Beta Pi (2012-Present), </text:span><text:span text:style-name="T16">Eta Kappa Nu (2013-Present), </text:span>Rachleff Scholar (2011-present)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9"><text:span text:style-name="T32">Languages </text:span><text:span text:style-name="T33">&amp;</text:span></text:p>
            <text:p text:style-name="P14">Skills</text:p>
          </table:table-cell>
          <table:table-cell table:style-name="Table1.B1" office:value-type="string">
            <text:list xml:id="list1389494303968761491" text:style-name="WWNum1">
              <text:list-item>
                <text:p text:style-name="P19">Java, <text:span text:style-name="T46">C,</text:span> <text:span text:style-name="T17">C#, Python, Lua, </text:span><text:span text:style-name="T46">M</text:span><text:span text:style-name="T17">atlab, </text:span><text:span text:style-name="T12">Bourne Shell</text:span><text:span text:style-name="T39">,</text:span><text:span text:style-name="T17"> </text:span>C++, <text:span text:style-name="T40">SQL</text:span></text:p>
              </text:list-item>
              <text:list-item>
                <text:p text:style-name="P20">JavaScript, <text:span text:style-name="T21">J</text:span><text:span text:style-name="T45">Q</text:span><text:span text:style-name="T21">uery, </text:span>Python flask development framework, <text:span text:style-name="T17">ASP.net MVC </text:span><text:span text:style-name="T31">(Ninject, Moq, Web API)</text:span></text:p>
              </text:list-item>
              <text:list-item>
                <text:p text:style-name="P21">VHDL, <text:span text:style-name="T10">Verilog, </text:span>Xilinx development <text:span text:style-name="T11">suite</text:span>, Electric, SPICE </text:p>
              </text:list-item>
              <text:list-item>
                <text:p text:style-name="P22">Git, SV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7">Projects</text:p>
          </table:table-cell>
          <table:table-cell table:style-name="Table1.B1" office:value-type="string">
            <text:list xml:id="list6158719272877012833" text:style-name="WWNum3">
              <text:list-item>
                <text:p text:style-name="P24">KiNaoMatics <text:span text:style-name="T29">(Group of 2) - </text:span><text:span text:style-name="T27">kinaomatics.blogspot.com</text:span> – Embedded Systems, Spring 201<text:span text:style-name="T29">2</text:span></text:p>
                <text:list>
                  <text:list-item>
                    <text:p text:style-name="P25"><text:span text:style-name="T27">A forward kinematic control engine using the Microsoft Kinect to transmit a human's joint positions to a humanoid robot</text:span><text:span text:style-name="T28">.</text:span></text:p>
                  </text:list-item>
                </text:list>
              </text:list-item>
              <text:list-item>
                <text:p text:style-name="P27"><text:span text:style-name="T24">BevAlert </text:span><text:span text:style-name="T29">(Group of 4) </text:span><text:span text:style-name="T24">– </text:span><text:span text:style-name="T26">PennApps, </text:span><text:span text:style-name="T29">Fall</text:span><text:span text:style-name="T27"> 2012</text:span></text:p>
                <text:list>
                  <text:list-item>
                    <text:p text:style-name="P29">A micro-controller <text:span text:style-name="T48">and</text:span> web service to alert a user via text message when a beverage is cool.</text:p>
                  </text:list-item>
                </text:list>
              </text:list-item>
              <text:list-item>
                <text:p text:style-name="P31">Consumer VOICE (Group of 4) – Software Engineering, Spring 2012</text:p>
                <text:list>
                  <text:list-item>
                    <text:p text:style-name="P30"><text:span text:style-name="T43">A </text:span><text:span text:style-name="T44">visually-rich, touch-intensive survey application for psychotic patients – written for Android</text:span></text:p>
                  </text:list-item>
                </text:list>
              </text:list-item>
              <text:list-item>
                <text:p text:style-name="P28">PennOS <text:span text:style-name="T29">(Group of 4) </text:span>–<text:span text:style-name="T24"> Operating Systems, Fall 201</text:span><text:span text:style-name="T29">2</text:span></text:p>
                <text:list>
                  <text:list-item>
                    <text:p text:style-name="P32">A miniature operating system built on top of <text:span text:style-name="T47">U</text:span>nix with a scheduler and a flat file system.</text:p>
                  </text:list-item>
                </text:list>
              </text:list-item>
              <text:list-item>
                <text:p text:style-name="P24">PennChord <text:span text:style-name="T29">(Group of 4) </text:span>– Networked Systems, Spring 201<text:span text:style-name="T29">3</text:span></text:p>
                <text:list>
                  <text:list-item>
                    <text:p text:style-name="P32">An implementation for a distributed hash table ring written in C++ using ns3.</text:p>
                  </text:list-item>
                </text:list>
              </text:list-item>
              <text:list-item>
                <text:p text:style-name="P24">PennSearch <text:span text:style-name="T29">(Group of 4) </text:span>– Internet and Web Systems, Spring 2013</text:p>
                <text:list>
                  <text:list-item>
                    <text:p text:style-name="P26"><text:span text:style-name="T29">A miniature search engine </text:span><text:span text:style-name="T30">running on Amazon AWS</text:span><text:span text:style-name="T29"> complete with web crawler, </text:span><text:span text:style-name="T30">indexer, PageRank using Amazon EMR, <text:s/>and a distributed web service running on pastry.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8"><text:s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5">Experience</text:p>
          </table:table-cell>
          <table:table-cell table:style-name="Table1.B1" office:value-type="string">
            <text:list xml:id="list387955002" text:continue-numbering="true" text:style-name="WWNum3">
              <text:list-item>
                <text:p text:style-name="P33"><text:span text:style-name="T14">Intern, Web Applications Group, Internal Software, Hospital at the University of Pennsylvani</text:span><text:span text:style-name="T15">a </text:span><text:span text:style-name="T25">Summer 201</text:span><text:span text:style-name="T38">3</text:span></text:p>
                <text:list>
                  <text:list-item>
                    <text:p text:style-name="P23"><text:span text:style-name="T22">Co-developed o</text:span>rgan <text:span text:style-name="T22">t</text:span>racking <text:span text:style-name="T22">a</text:span>pplication for <text:span text:style-name="T22">D</text:span>epartment of <text:span text:style-name="T22">C</text:span>ardiovascular <text:span text:style-name="T22">S</text:span>urgery<text:span text:style-name="T31">.</text:span></text:p>
                  </text:list-item>
                  <text:list-item>
                    <text:p text:style-name="P35">Programmed in ASP.NET MVC 4.0 with Ninject, Moq, Web API</text:p>
                  </text:list-item>
                </text:list>
              </text:list-item>
              <text:list-item>
                <text:p text:style-name="P33">Research Assistant, Dr. Daniel Lee, Professor in Electrical and Systems Engineering and Bioengineering, GRASP Lab, University of Pennsylvania<text:span text:style-name="T1">, </text:span>Summer 2011-<text:span text:style-name="T19">Spring 2013</text:span></text:p>
                <text:list>
                  <text:list-item>
                    <text:p text:style-name="P34"><text:span text:style-name="T41">Performed research in stabilization of locomotion of bipedal robots and</text:span><text:span text:style-name="T42"> spline-based</text:span><text:span text:style-name="T41"> path planning</text:span></text:p>
                  </text:list-item>
                  <text:list-item>
                    <text:p text:style-name="P33">Participant in RoboCup 2011, Istanbul and RoboCup 2012, Mexico City</text:p>
                    <text:list>
                      <text:list-item>
                        <text:p text:style-name="P33">Annual international <text:span text:style-name="T15">robotics </text:span>conference <text:span text:style-name="T15">and competition.</text:span></text:p>
                      </text:list-item>
                    </text:list>
                  </text:list-item>
                </text:list>
              </text:list-item>
              <text:list-item>
                <text:p text:style-name="P33">Teaching Assistant, University of Pennsylvania</text:p>
                <text:list>
                  <text:list-item>
                    <text:p text:style-name="P38"><text:span text:style-name="T18">Circuit-Level Modeling and Design</text:span><text:span text:style-name="T18">, Fall 2013</text:span></text:p>
                  </text:list-item>
                  <text:list-item>
                    <text:p text:style-name="P38"><text:span text:style-name="T5">Software Engineering</text:span><text:span text:style-name="T5">, Spring 2013</text:span></text:p>
                  </text:list-item>
                  <text:list-item>
                    <text:p text:style-name="P38">Introduction to Computer Architecture, Fall 2012</text:p>
                  </text:list-item>
                  <text:list-item>
                    <text:p text:style-name="P38">Introduction to Analog Circuits Laboratory, Fall 2012, <text:span text:style-name="T23">2013</text:span></text:p>
                  </text:list-item>
                  <text:list-item>
                    <text:p text:style-name="P38">Introduction to Digital Circuit Design, Spring 2012, <text:span text:style-name="T5">2013</text:span></text:p>
                  </text:list-item>
                  <text:list-item>
                    <text:p text:style-name="P38">Introduction to Digital Circuit Design Lab, Spring 2012, <text:span text:style-name="T5">2013</text:span></text:p>
                  </text:list-item>
                  <text:list-item>
                    <text:p text:style-name="P39"><text:span text:style-name="T12">Introduction to Java Programming, </text:span><text:span text:style-name="T12">Spring 2011, Fall 2011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6">Leadership</text:p>
          </table:table-cell>
          <table:table-cell table:style-name="Table1.B1" office:value-type="string">
            <text:list xml:id="list6363391544478143980" text:style-name="WWNum6">
              <text:list-item>
                <text:p text:style-name="P42"><text:span text:style-name="T13">Architechs</text:span><text:span text:style-name="T7">, Founder, University of Pennsylvania, Fall 2012 – Present</text:span></text:p>
                <text:list>
                  <text:list-item>
                    <text:p text:style-name="P40">Mission: Encouraging hacking culture at the University of Pennsylvania</text:p>
                  </text:list-item>
                  <text:list-item>
                    <text:p text:style-name="P41">Hosted PennHacks, a hardware hacking competition, in Spring, Fall 2013</text:p>
                  </text:list-item>
                </text:list>
              </text:list-item>
              <text:list-item>
                <text:p text:style-name="P43"><text:span text:style-name="T9">Initiation Chair, </text:span><text:span text:style-name="T6">Tau Beta Pi, University of Pennsylvania, Spring 2013 – Present</text:span></text:p>
              </text:list-item>
              <text:list-item>
                <text:p text:style-name="P36"><text:span text:style-name="T2">Member, Captain,</text:span> UPennalizers RoboCup team, University of Pennsylvania, Summer 201<text:span text:style-name="T25">1 – Spring 2013</text:span><text:span text:style-name="T2"> </text:span></text:p>
              </text:list-item>
              <text:list-item>
                <text:p text:style-name="P37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36">Freshman Orientation Peer Advisor <text:span text:style-name="T34">and</text:span> Fellow, University of Pennsylvania, Summer-Fall <text:span text:style-name="T34">2011 -</text:span><text:span text:style-name="T15"> </text:span><text:span text:style-name="T16">2013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2744in" fo:margin-bottom="0.4244in" fo:margin-left="0.2555in" fo:margin-right="0.289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.0472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pencer L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87</meta:editing-cycles>
    <meta:creation-date>2012-08-22T17:57:00</meta:creation-date>
    <dc:date>2013-09-10T18:05:18</dc:date>
    <meta:editing-duration>PT5H6M6S</meta:editing-duration>
    <meta:generator>LibreOffice/4.0.2.2$Linux_x86 LibreOffice_project/400m0$Build-2</meta:generator>
    <meta:printed-by>Spencer </meta:printed-by>
    <meta:print-date>2013-08-30T13:35:23</meta:print-date>
    <meta:document-statistic meta:table-count="1" meta:image-count="0" meta:object-count="0" meta:page-count="1" meta:paragraph-count="57" meta:word-count="517" meta:character-count="3486" meta:non-whitespace-character-count="3049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